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tBuildTrigger.isOnlyo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BuildTrigger.setAntfile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BuildTrigger.setTarget( String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BuildTrigger.progress( IvyEvent even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AntBuildTrigger.markBuilt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BuildTrigger.getBuildFile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BuildTrigger.setOnlyonce( boolean onlyo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BuildTrigger.getBuildFile( Ivy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tBuildTrigger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BuildTrigger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tBuildTrigger.setPrefix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tBuildTrigger.isBuilt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